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Fine_20_Dashed" svg:stroke-color="#ffffff" draw:fill="solid" draw:fill-color="#ffffff" draw:textarea-horizontal-align="justify" draw:textarea-vertical-align="middle" draw:auto-grow-height="false" fo:min-height="1.274cm" fo:min-width="1.526cm"/>
    </style:style>
    <style:style style:name="gr2" style:family="graphic" style:parent-style-name="objectwithoutfill">
      <style:graphic-properties draw:stroke="dash" draw:stroke-dash="Fine_20_Dashed" draw:fill="none" draw:textarea-vertical-align="middle"/>
    </style:style>
    <style:style style:name="gr3" style:family="graphic" style:parent-style-name="standard">
      <style:graphic-properties draw:stroke="solid" draw:stroke-dash="Fine_20_Dashed" svg:stroke-color="#ffffff" draw:fill="solid" draw:fill-color="#ffffff" draw:textarea-horizontal-align="justify" draw:textarea-vertical-align="middle" draw:auto-grow-height="false" fo:min-height="1.133cm" fo:min-width="3.833cm"/>
    </style:style>
    <style:style style:name="gr4" style:family="graphic" style:parent-style-name="standard">
      <style:graphic-properties draw:stroke="solid" draw:stroke-dash="Fine_20_Dashed" svg:stroke-color="#000000" draw:fill="solid" draw:fill-color="#ffffff" draw:textarea-horizontal-align="justify" draw:textarea-vertical-align="middle" draw:auto-grow-height="false" fo:min-height="3.56cm" fo:min-width="4.58cm"/>
    </style:style>
    <style:style style:name="gr5" style:family="graphic" style:parent-style-name="standard">
      <style:graphic-properties draw:stroke="solid" draw:stroke-dash="Fine_20_Dashed" svg:stroke-color="#000000" draw:fill="solid" draw:fill-color="#ffffff" draw:textarea-horizontal-align="justify" draw:textarea-vertical-align="middle" draw:auto-grow-height="false" fo:min-height="2.29cm" fo:min-width="5.85cm"/>
    </style:style>
    <style:style style:name="gr6" style:family="graphic" style:parent-style-name="standard">
      <style:graphic-properties draw:stroke="solid" draw:stroke-dash="Fine_20_Dashed" svg:stroke-color="#000000" draw:fill-color="#cccccc" draw:textarea-horizontal-align="justify" draw:textarea-vertical-align="top" draw:auto-grow-height="false" fo:min-height="18.165cm" fo:min-width="5.977cm"/>
    </style:style>
    <style:style style:name="gr7" style:family="graphic" style:parent-style-name="standard">
      <style:graphic-properties draw:stroke="solid" draw:stroke-dash="Fine_20_Dashed" svg:stroke-color="#000000" draw:fill="solid" draw:fill-color="#ffffff" draw:textarea-horizontal-align="justify" draw:textarea-vertical-align="middle" draw:auto-grow-height="false" fo:min-height="1.02cm" fo:min-width="3.818cm"/>
    </style:style>
    <style:style style:name="gr8" style:family="graphic" style:parent-style-name="standard">
      <style:graphic-properties draw:stroke="solid" draw:stroke-dash="Fine_20_Dashed" svg:stroke-color="#000000" draw:fill="solid" draw:fill-color="#ffffff" draw:textarea-horizontal-align="justify" draw:textarea-vertical-align="middle" draw:auto-grow-height="false" fo:min-height="0.766cm" fo:min-width="5.215cm"/>
    </style:style>
    <style:style style:name="gr9" style:family="graphic" style:parent-style-name="standard">
      <style:graphic-properties draw:stroke="none" draw:stroke-dash="Fine_20_Dashed" svg:stroke-color="#000000" draw:fill="none" draw:fill-color="#ffffff" fo:min-height="1.02cm"/>
    </style:style>
    <style:style style:name="gr10" style:family="graphic" style:parent-style-name="objectwithoutfill">
      <style:graphic-properties draw:stroke="solid" draw:stroke-dash="Fine_20_Dashed" draw:marker-end="Arrow" draw:fill="none" draw:textarea-vertical-align="middle"/>
    </style:style>
    <style:style style:name="gr11" style:family="graphic" style:parent-style-name="standard">
      <style:graphic-properties draw:stroke="solid" draw:stroke-dash="Fine_20_Dashed" svg:stroke-color="#ffffff" draw:fill="solid" draw:fill-color="#ffffff" draw:textarea-horizontal-align="justify" draw:textarea-vertical-align="middle" draw:auto-grow-height="false" fo:min-height="2.163cm" fo:min-width="1.907cm"/>
    </style:style>
    <style:style style:name="gr12" style:family="graphic" style:parent-style-name="standard">
      <style:graphic-properties draw:stroke="solid" draw:stroke-dash="Fine_20_Dashed" svg:stroke-color="#000000" draw:fill="solid" draw:fill-color="#ffffff" draw:textarea-horizontal-align="justify" draw:textarea-vertical-align="middle" draw:auto-grow-height="false" fo:min-height="2.29cm" fo:min-width="4.58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cccccc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026cm" svg:height="1.524cm" svg:x="4.816cm" svg:y="5.572cm">
          <text:p text:style-name="P1"><text:span text:style-name="T1">Monitor</text:span></text:p>
          <text:p text:style-name="P1"><text:span text:style-name="T1">changes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9.89cm" svg:y1="1.381cm" svg:x2="9.89cm" svg:y2="28.178cm">
          <text:p/>
        </draw:line>
        <draw:custom-shape draw:style-name="gr3" draw:text-style-name="P2" draw:layer="layout" svg:width="4.333cm" svg:height="1.383cm" draw:transform="rotate (-0.341735467540489) translate (7.459cm 10.213cm)">
          <text:p text:style-name="P1"><text:span text:style-name="T1">Using r4d to</text:span></text:p>
          <text:p text:style-name="P1"><text:span text:style-name="T1">communicate with</text:span></text:p>
          <text:p text:style-name="P1"><text:span text:style-name="T1">test targets in rac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5.08cm" svg:height="3.81cm" svg:x="2.27cm" svg:y="7.38cm">
          <text:p text:style-name="P1">Control</text:p>
          <text:p text:style-name="P1">Instance</text:p>
          <text:p text:style-name="P1">Jenkins</text:p>
          <text:p text:style-name="P1">(“Master”)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5cm" svg:height="2.54cm" svg:x="11.16cm" svg:y="2.905cm">
          <text:p text:style-name="P1">Kernel</text:p>
          <text:p text:style-name="P1">Build</text:p>
          <text:p text:style-name="P1">Server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5" draw:layer="layout" svg:width="6.477cm" svg:height="18.415cm" svg:x="13.7cm" svg:y="6.715cm">
            <text:p text:style-name="P1">Rack #N</text:p>
            <draw:enhanced-geometry svg:viewBox="0 0 21600 21600" draw:type="rectangle" draw:enhanced-path="M 0 0 L 21600 0 21600 21600 0 21600 0 0 Z N"/>
          </draw:custom-shape>
          <draw:g>
            <draw:custom-shape draw:style-name="gr7" draw:text-style-name="P4" draw:layer="layout" svg:width="4.318cm" svg:height="1.27cm" svg:x="14.779cm" svg:y="8.339cm">
              <text:p text:style-name="P1">Target 7</text:p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4.318cm" svg:height="1.27cm" svg:x="14.779cm" svg:y="11.648cm">
              <text:p text:style-name="P1">Target 5</text:p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4.318cm" svg:height="1.27cm" svg:x="14.779cm" svg:y="9.994cm">
              <text:p text:style-name="P1">Target 6</text:p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4.318cm" svg:height="1.27cm" svg:x="14.779cm" svg:y="13.303cm">
              <text:p text:style-name="P1">Target 4</text:p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4.318cm" svg:height="1.27cm" svg:x="14.779cm" svg:y="18.39cm">
              <text:p text:style-name="P1">Target 3</text:p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4.318cm" svg:height="1.27cm" svg:x="14.779cm" svg:y="21.699cm">
              <text:p text:style-name="P1">Target 1</text:p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4.318cm" svg:height="1.27cm" svg:x="14.779cm" svg:y="20.045cm">
              <text:p text:style-name="P1">Target 2</text:p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4.318cm" svg:height="1.27cm" svg:x="14.779cm" svg:y="23.352cm">
              <text:p text:style-name="P1">Target 0</text:p>
              <draw:enhanced-geometry svg:viewBox="0 0 21600 21600" draw:type="rectangle" draw:enhanced-path="M 0 0 L 21600 0 21600 21600 0 21600 0 0 Z N"/>
            </draw:custom-shape>
            <draw:g>
              <draw:custom-shape draw:style-name="gr8" draw:text-style-name="P4" draw:layer="layout" svg:width="5.715cm" svg:height="1.016cm" svg:x="14.081cm" svg:y="14.958cm">
                <text:p text:style-name="P1">Network Switch</text:p>
                <draw:enhanced-geometry svg:viewBox="0 0 21600 21600" draw:type="rectangle" draw:enhanced-path="M 0 0 L 21600 0 21600 21600 0 21600 0 0 Z N"/>
              </draw:custom-shape>
              <draw:custom-shape draw:style-name="gr8" draw:text-style-name="P4" draw:layer="layout" svg:width="5.715cm" svg:height="1.016cm" svg:x="14.081cm" svg:y="15.974cm">
                <text:p text:style-name="P1">Power Switch</text:p>
                <draw:enhanced-geometry svg:viewBox="0 0 21600 21600" draw:type="rectangle" draw:enhanced-path="M 0 0 L 21600 0 21600 21600 0 21600 0 0 Z N"/>
              </draw:custom-shape>
              <draw:custom-shape draw:style-name="gr8" draw:text-style-name="P4" draw:layer="layout" svg:width="5.715cm" svg:height="1.016cm" svg:x="14.081cm" svg:y="16.99cm">
                <text:p text:style-name="P1">Serial Server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>
          <draw:custom-shape draw:style-name="gr6" draw:text-style-name="P5" draw:layer="layout" svg:width="6.477cm" svg:height="18.415cm" svg:x="12.423cm" svg:y="7.992cm">
            <text:p text:style-name="P1">Rack #1</text:p>
            <draw:enhanced-geometry svg:viewBox="0 0 21600 21600" draw:type="rectangle" draw:enhanced-path="M 0 0 L 21600 0 21600 21600 0 21600 0 0 Z N"/>
          </draw:custom-shape>
          <draw:g>
            <draw:custom-shape draw:style-name="gr7" draw:text-style-name="P4" draw:layer="layout" svg:width="4.318cm" svg:height="1.27cm" svg:x="13.502cm" svg:y="9.616cm">
              <text:p text:style-name="P1">Target 7</text:p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4.318cm" svg:height="1.27cm" svg:x="13.502cm" svg:y="12.925cm">
              <text:p text:style-name="P1">Target 5</text:p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4.318cm" svg:height="1.27cm" svg:x="13.502cm" svg:y="11.271cm">
              <text:p text:style-name="P1">Target 6</text:p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4.318cm" svg:height="1.27cm" svg:x="13.502cm" svg:y="14.58cm">
              <text:p text:style-name="P1">Target 4</text:p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4.318cm" svg:height="1.27cm" svg:x="13.502cm" svg:y="19.667cm">
              <text:p text:style-name="P1">Target 3</text:p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4.318cm" svg:height="1.27cm" svg:x="13.502cm" svg:y="22.976cm">
              <text:p text:style-name="P1">Target 1</text:p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4.318cm" svg:height="1.27cm" svg:x="13.502cm" svg:y="21.322cm">
              <text:p text:style-name="P1">Target 2</text:p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4.318cm" svg:height="1.27cm" svg:x="13.502cm" svg:y="24.629cm">
              <text:p text:style-name="P1">Target 0</text:p>
              <draw:enhanced-geometry svg:viewBox="0 0 21600 21600" draw:type="rectangle" draw:enhanced-path="M 0 0 L 21600 0 21600 21600 0 21600 0 0 Z N"/>
            </draw:custom-shape>
            <draw:g>
              <draw:custom-shape draw:style-name="gr8" draw:text-style-name="P4" draw:layer="layout" svg:width="5.715cm" svg:height="1.016cm" svg:x="12.804cm" svg:y="16.235cm">
                <text:p text:style-name="P1">Network Switch</text:p>
                <draw:enhanced-geometry svg:viewBox="0 0 21600 21600" draw:type="rectangle" draw:enhanced-path="M 0 0 L 21600 0 21600 21600 0 21600 0 0 Z N"/>
              </draw:custom-shape>
              <draw:custom-shape draw:style-name="gr8" draw:text-style-name="P4" draw:layer="layout" svg:width="5.715cm" svg:height="1.016cm" svg:x="12.804cm" svg:y="17.251cm">
                <text:p text:style-name="P1">Power Switch</text:p>
                <draw:enhanced-geometry svg:viewBox="0 0 21600 21600" draw:type="rectangle" draw:enhanced-path="M 0 0 L 21600 0 21600 21600 0 21600 0 0 Z N"/>
              </draw:custom-shape>
              <draw:custom-shape draw:style-name="gr8" draw:text-style-name="P4" draw:layer="layout" svg:width="5.715cm" svg:height="1.016cm" svg:x="12.804cm" svg:y="18.267cm">
                <text:p text:style-name="P1">Serial Server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line draw:style-name="gr2" draw:text-style-name="P3" draw:layer="layout" svg:x1="12.43cm" svg:y1="7.985cm" svg:x2="13.7cm" svg:y2="6.715cm">
          <text:p/>
        </draw:line>
        <draw:g>
          <draw:custom-shape draw:style-name="gr6" draw:text-style-name="P5" draw:layer="layout" svg:width="6.477cm" svg:height="18.415cm" svg:x="11.16cm" svg:y="9.255cm">
            <text:p text:style-name="P1">Rack #0</text:p>
            <draw:enhanced-geometry svg:viewBox="0 0 21600 21600" draw:type="rectangle" draw:enhanced-path="M 0 0 L 21600 0 21600 21600 0 21600 0 0 Z N"/>
          </draw:custom-shape>
          <draw:g>
            <draw:custom-shape draw:style-name="gr7" draw:text-style-name="P4" draw:layer="layout" svg:width="4.318cm" svg:height="1.27cm" svg:x="12.239cm" svg:y="10.879cm">
              <text:p text:style-name="P1">Target 7</text:p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4.318cm" svg:height="1.27cm" svg:x="12.239cm" svg:y="14.188cm">
              <text:p text:style-name="P1">Target 5</text:p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4.318cm" svg:height="1.27cm" svg:x="12.239cm" svg:y="12.534cm">
              <text:p text:style-name="P1">Target 6</text:p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4.318cm" svg:height="1.27cm" svg:x="12.239cm" svg:y="15.843cm">
              <text:p text:style-name="P1">Target 4</text:p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4.318cm" svg:height="1.27cm" svg:x="12.239cm" svg:y="20.93cm">
              <text:p text:style-name="P1">Target 3</text:p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4.318cm" svg:height="1.27cm" svg:x="12.239cm" svg:y="24.239cm">
              <text:p text:style-name="P1">Target 1</text:p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4.318cm" svg:height="1.27cm" svg:x="12.239cm" svg:y="22.585cm">
              <text:p text:style-name="P1">Target 2</text:p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4.318cm" svg:height="1.27cm" svg:x="12.239cm" svg:y="25.892cm">
              <text:p text:style-name="P1">Target 0</text:p>
              <draw:enhanced-geometry svg:viewBox="0 0 21600 21600" draw:type="rectangle" draw:enhanced-path="M 0 0 L 21600 0 21600 21600 0 21600 0 0 Z N"/>
            </draw:custom-shape>
            <draw:g>
              <draw:custom-shape draw:style-name="gr8" draw:text-style-name="P4" draw:layer="layout" svg:width="5.715cm" svg:height="1.016cm" svg:x="11.541cm" svg:y="17.498cm">
                <text:p text:style-name="P1">Network Switch</text:p>
                <draw:enhanced-geometry svg:viewBox="0 0 21600 21600" draw:type="rectangle" draw:enhanced-path="M 0 0 L 21600 0 21600 21600 0 21600 0 0 Z N"/>
              </draw:custom-shape>
              <draw:custom-shape draw:style-name="gr8" draw:text-style-name="P4" draw:layer="layout" svg:width="5.715cm" svg:height="1.016cm" svg:x="11.541cm" svg:y="18.514cm">
                <text:p text:style-name="P1">Power Switch</text:p>
                <draw:enhanced-geometry svg:viewBox="0 0 21600 21600" draw:type="rectangle" draw:enhanced-path="M 0 0 L 21600 0 21600 21600 0 21600 0 0 Z N"/>
              </draw:custom-shape>
              <draw:custom-shape draw:style-name="gr8" draw:text-style-name="P4" draw:layer="layout" svg:width="5.715cm" svg:height="1.016cm" svg:x="11.541cm" svg:y="19.53cm">
                <text:p text:style-name="P1">Serial Server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frame draw:style-name="gr9" draw:text-style-name="P6" draw:layer="layout" svg:width="5.334cm" svg:height="1.27cm" svg:x="13.001cm" svg:y="1.127cm">
          <draw:text-box>
            <text:p>Jenkins “Slaves”</text:p>
          </draw:text-box>
        </draw:frame>
        <draw:custom-shape draw:style-name="gr4" draw:text-style-name="P4" draw:layer="layout" svg:width="5.08cm" svg:height="3.81cm" svg:x="2.27cm" svg:y="16.27cm">
          <text:p text:style-name="P1">Web-Interface</text:p>
          <text:p text:style-name="P1">(with database)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7.35cm" svg:y1="8.65cm" svg:x2="11.16cm" svg:y2="5.475cm">
          <text:p/>
        </draw:line>
        <draw:line draw:style-name="gr10" draw:text-style-name="P3" draw:layer="layout" svg:x1="7.35cm" svg:y1="9.92cm" svg:x2="11.16cm" svg:y2="11.19cm">
          <text:p/>
        </draw:line>
        <draw:line draw:style-name="gr10" draw:text-style-name="P3" draw:layer="layout" svg:x1="4.81cm" svg:y1="11.19cm" svg:x2="4.81cm" svg:y2="16.27cm">
          <text:p/>
        </draw:line>
        <draw:custom-shape draw:style-name="gr11" draw:text-style-name="P2" draw:layer="layout" svg:width="2.407cm" svg:height="2.413cm" svg:x="2.276cm" svg:y="12.557cm">
          <text:p text:style-name="P1"><text:span text:style-name="T1">Store test</text:span></text:p>
          <text:p text:style-name="P1"><text:span text:style-name="T1">results in</text:span></text:p>
          <text:p text:style-name="P1"><text:span text:style-name="T1">data base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5.08cm" svg:height="2.54cm" svg:x="2.27cm" svg:y="2.27cm">
          <text:p text:style-name="P1">PREEMPT_RT</text:p>
          <text:p text:style-name="P1">git repository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4.81cm" svg:y1="7.35cm" svg:x2="4.81cm" svg:y2="4.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2.86cm" fo:page-height="29.693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3T08:47:18.923937745</meta:creation-date>
    <dc:date>2016-11-07T16:14:05.123434020</dc:date>
    <meta:editing-duration>PT3H7M2S</meta:editing-duration>
    <meta:editing-cycles>7</meta:editing-cycles>
    <meta:generator>LibreOffice/5.2.3.3$Linux_X86_64 LibreOffice_project/20m0$Build-3</meta:generator>
    <meta:document-statistic meta:object-count="59"/>
  </office:meta>
</office:document-meta>
</file>